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17F8000021145095C476B0817A6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nsolas" svg:font-family="Consolas" style:font-adornments="Normal" style:font-family-generic="modern" style:font-pitch="fixed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Ubuntu3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3" style:family="paragraph" style:parent-style-name="Text_20_body">
      <style:text-properties fo:font-size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text-align="center" style:justify-single-word="false"/>
      <style:text-properties fo:font-size="2pt" style:font-size-asian="2pt" style:font-size-complex="2pt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alibri2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10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11" style:family="paragraph" style:parent-style-name="Text_20_body">
      <style:paragraph-properties fo:margin-left="6.493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fo:font-size="20pt" fo:font-weight="bold"/>
    </style:style>
    <style:style style:name="P13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fo:font-size="26pt" fo:font-weight="bold" style:font-size-asian="26pt" style:font-size-complex="26pt"/>
    </style:style>
    <style:style style:name="P14" style:family="paragraph" style:parent-style-name="Text_20_body">
      <style:paragraph-properties fo:margin-left="4.135cm" fo:margin-right="4.092cm" fo:margin-top="0cm" fo:margin-bottom="0cm" loext:contextual-spacing="false" fo:text-align="center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4.135cm" fo:margin-right="4.092cm" fo:margin-top="0cm" fo:margin-bottom="0cm" loext:contextual-spacing="false" fo:text-align="center" style:justify-single-word="false" fo:text-indent="0cm" style:auto-text-indent="false"/>
      <style:text-properties fo:font-size="20pt" fo:font-weight="bold"/>
    </style:style>
    <style:style style:name="P1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1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18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9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0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1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</style:style>
    <style:style style:name="P22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24" style:family="paragraph" style:parent-style-name="Standard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fo:font-weight="normal" style:font-size-asian="11pt" style:font-weight-asian="normal" style:font-name-complex="Calibri2" style:font-size-complex="11pt" style:font-weight-complex="normal"/>
    </style:style>
    <style:style style:name="P25" style:family="paragraph" style:parent-style-name="Normal">
      <style:paragraph-properties fo:margin-left="0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7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2" fo:font-size="16pt" fo:letter-spacing="normal" style:font-size-asian="16pt" style:font-name-complex="Calibri2" style:font-size-complex="16pt"/>
    </style:style>
    <style:style style:name="P28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9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0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1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2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2" fo:font-size="20pt" fo:letter-spacing="normal" fo:font-weight="normal" style:font-size-asian="20pt" style:font-weight-asian="normal" style:font-size-complex="20pt" style:font-weight-complex="normal"/>
    </style:style>
    <style:style style:name="P33" style:family="paragraph" style:parent-style-name="UrbanBody">
      <style:text-properties style:font-name="Calibri2" fo:font-size="20pt" fo:letter-spacing="normal" style:font-size-asian="20pt" style:font-size-complex="20pt"/>
    </style:style>
    <style:style style:name="P34" style:family="paragraph" style:parent-style-name="UrbanBody">
      <style:paragraph-properties fo:text-align="justify" style:justify-single-word="false"/>
      <style:text-properties style:font-name="Calibri2" fo:font-size="20pt" fo:letter-spacing="normal" style:font-size-asian="20pt" style:font-size-complex="20pt"/>
    </style:style>
    <style:style style:name="P35" style:family="paragraph" style:parent-style-name="UrbanBody">
      <style:paragraph-properties fo:text-align="center" style:justify-single-word="false"/>
      <style:text-properties style:font-name="Calibri2" fo:font-size="26pt" fo:language="fr" fo:country="FR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36" style:family="paragraph" style:parent-style-name="UrbanBody">
      <style:paragraph-properties fo:text-align="center" style:justify-single-word="false" fo:break-before="page"/>
      <style:text-properties style:font-name="Calibri2" fo:font-size="30pt" fo:font-weight="bold" style:font-size-asian="30pt" style:font-weight-asian="bold" style:font-size-complex="30pt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2" fo:font-size="11pt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2" fo:font-size="11pt" fo:letter-spacing="normal" fo:language="fr" fo:country="BE" style:text-underline-style="none" fo:font-weight="bold" style:font-size-asian="11pt" style:font-weight-asian="bold" style:font-name-complex="Calibri2" style:font-size-complex="11pt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20pt" fo:language="fr" fo:country="BE" style:text-underline-style="none" style:font-size-asian="20pt" style:font-name-complex="Calibri2" style:font-size-complex="20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20pt" fo:language="fr" fo:country="BE" style:text-underline-style="none" fo:font-weight="normal" style:font-size-asian="20pt" style:font-weight-asian="normal" style:font-name-complex="Calibri2" style:font-size-complex="20pt" style:font-weight-complex="normal"/>
    </style:style>
    <style:style style:name="P41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2" fo:font-size="24pt" fo:letter-spacing="normal" style:font-size-asian="24pt" style:font-size-complex="24pt"/>
    </style:style>
    <style:style style:name="P42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11pt" fo:background-color="#c5000b" style:font-size-asian="11pt" style:font-size-complex="11pt"/>
    </style:style>
    <style:style style:name="P43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" fo:font-size="12pt" fo:language="fr" fo:country="FR" fo:font-weight="bold" officeooo:paragraph-rsid="0012b600" style:font-size-asian="12pt" style:font-weight-asian="bold" style:font-size-complex="12pt" style:font-weight-complex="bold"/>
    </style:style>
    <style:style style:name="P44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2pt" fo:language="fr" fo:country="FR" fo:font-weight="bold" style:font-size-asian="1.75pt" style:font-weight-asian="bold" style:font-size-complex="2pt" style:font-weight-complex="bold"/>
    </style:style>
    <style:style style:name="P45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46" style:family="paragraph" style:parent-style-name="Text_20_body">
      <style:paragraph-properties fo:margin-left="0cm" fo:margin-right="0.065cm" fo:text-align="center" style:justify-single-word="false" fo:text-indent="0cm" style:auto-text-indent="false" fo:padding="0cm" fo:border="none"/>
      <style:text-properties style:font-name="Calibri2" fo:font-size="24pt" fo:language="fr" fo:country="FR" fo:font-weight="bold" officeooo:paragraph-rsid="0011d115" style:font-size-asian="24pt" style:font-weight-asian="bold" style:font-size-complex="24pt" style:font-weight-complex="bold"/>
    </style:style>
    <style:style style:name="P47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size-complex="20pt"/>
    </style:style>
    <style:style style:name="P48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49" style:family="paragraph" style:parent-style-name="Normal" style:list-style-name="L4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name-complex="Calibri2" style:font-size-complex="20pt"/>
    </style:style>
    <style:style style:name="P5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138b2e"/>
    </style:style>
    <style:style style:name="P5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14ad4a"/>
    </style:style>
    <style:style style:name="P52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15fda1"/>
    </style:style>
    <style:style style:name="P53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4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  <style:text-properties officeooo:paragraph-rsid="0015fda1"/>
    </style:style>
    <style:style style:name="P55" style:family="paragraph" style:parent-style-name="UrbanBody">
      <style:text-properties style:font-name="Calibri2" fo:font-size="20pt" fo:letter-spacing="normal" officeooo:paragraph-rsid="0015fda1" style:font-size-asian="20pt" style:font-size-complex="20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top="0.018cm" fo:margin-bottom="0cm" fo:line-height="0.169cm"/>
    </style:style>
    <style:style style:name="T1" style:family="text">
      <style:text-properties fo:font-size="20pt" fo:letter-spacing="normal" style:font-size-asian="20pt" style:font-size-complex="20pt"/>
    </style:style>
    <style:style style:name="T2" style:family="text">
      <style:text-properties fo:font-size="20pt" fo:letter-spacing="normal" style:font-size-asian="20pt" style:font-name-complex="Calibri2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/>
    </style:style>
    <style:style style:name="T5" style:family="text">
      <style:text-properties style:font-name="Calibri2" fo:font-size="20pt" style:font-size-asian="20pt" style:font-size-complex="20pt"/>
    </style:style>
    <style:style style:name="T6" style:family="text">
      <style:text-properties style:font-name="Calibri2" fo:font-size="20pt" fo:letter-spacing="normal" style:font-size-asian="20pt" style:font-name-complex="Calibri2" style:font-size-complex="20pt"/>
    </style:style>
    <style:style style:name="T7" style:family="text">
      <style:text-properties style:font-name="Calibri2" fo:font-size="20pt" fo:letter-spacing="normal" officeooo:rsid="00138b2e" style:font-size-asian="20pt" style:font-name-complex="Calibri2" style:font-size-complex="20pt"/>
    </style:style>
    <style:style style:name="T8" style:family="text">
      <style:text-properties style:font-name="Calibri2" fo:font-size="20pt" fo:letter-spacing="normal" officeooo:rsid="0014ad4a" style:font-size-asian="20pt" style:font-name-complex="Calibri2" style:font-size-complex="20pt"/>
    </style:style>
    <style:style style:name="T9" style:family="text">
      <style:text-properties style:font-name="Calibri2" fo:font-size="20pt" fo:letter-spacing="normal" style:font-size-asian="20pt" style:font-size-complex="20pt"/>
    </style:style>
    <style:style style:name="T10" style:family="text">
      <style:text-properties style:font-name="Calibri2" fo:font-size="20pt" fo:letter-spacing="normal" fo:font-weight="bold" style:font-size-asian="20pt" style:font-weight-asian="bold" style:font-name-complex="Calibri2" style:font-size-complex="20pt" style:font-weight-complex="bold"/>
    </style:style>
    <style:style style:name="T11" style:family="text">
      <style:text-properties style:font-name="Calibri2" fo:font-size="20pt" fo:letter-spacing="normal" fo:language="fr" fo:country="FR" style:text-underline-style="none" fo:font-weight="bold" style:font-size-asian="20pt" style:font-weight-asian="bold" style:font-name-complex="Calibri2" style:font-size-complex="20pt" style:font-weight-complex="bold"/>
    </style:style>
    <style:style style:name="T12" style:family="text">
      <style:text-properties style:font-name="Calibri2" fo:font-size="20pt" fo:letter-spacing="normal" fo:language="fr" fo:country="FR" fo:font-weight="bold" style:font-size-asian="20pt" style:font-weight-asian="bold" style:font-name-complex="Calibri2" style:font-size-complex="20pt" style:font-weight-complex="bold"/>
    </style:style>
    <style:style style:name="T13" style:family="text">
      <style:text-properties style:font-name="Calibri2" fo:font-size="20pt" fo:letter-spacing="normal" fo:language="fr" fo:country="BE" style:font-name-asian="Calibri4" style:font-size-asian="20pt" style:font-name-complex="Calibri4" style:font-size-complex="20pt"/>
    </style:style>
    <style:style style:name="T14" style:family="text">
      <style:text-properties style:font-name="Calibri2" fo:font-size="20pt" fo:letter-spacing="normal" style:text-underline-style="solid" style:text-underline-width="auto" style:text-underline-color="font-color" fo:font-weight="bold" style:font-size-asian="20pt" style:font-weight-asian="bold" style:font-name-complex="Calibri2" style:font-size-complex="20pt" style:font-weight-complex="bold"/>
    </style:style>
    <style:style style:name="T15" style:family="text">
      <style:text-properties style:font-name="Calibri2" fo:font-size="20pt" fo:letter-spacing="normal" fo:font-weight="normal" style:font-size-asian="20pt" style:font-weight-asian="normal" style:font-name-complex="Calibri2" style:font-size-complex="20pt" style:font-weight-complex="normal"/>
    </style:style>
    <style:style style:name="T16" style:family="text">
      <style:text-properties style:font-name="Calibri2" fo:font-size="20pt" fo:letter-spacing="normal" officeooo:rsid="0014ad4a" fo:background-color="#ffff00" loext:char-shading-value="0" style:font-size-asian="20pt" style:font-name-complex="Calibri2" style:font-size-complex="20pt"/>
    </style:style>
    <style:style style:name="T17" style:family="text">
      <style:text-properties style:font-name="Calibri2" fo:font-size="20pt" fo:letter-spacing="normal" officeooo:rsid="0014ad4a" fo:background-color="#ffff00" loext:char-shading-value="0" style:font-size-asian="20pt" style:font-name-complex="Calibri2" style:font-size-complex="20pt"/>
    </style:style>
    <style:style style:name="T18" style:family="text">
      <style:text-properties style:font-name="Calibri2" fo:font-size="20pt" fo:letter-spacing="normal" officeooo:rsid="00138b2e" fo:background-color="#ffff00" loext:char-shading-value="0" style:font-size-asian="20pt" style:font-name-complex="Calibri2" style:font-size-complex="20pt"/>
    </style:style>
    <style:style style:name="T19" style:family="text">
      <style:text-properties style:font-name="Calibri2" fo:font-size="20pt" fo:letter-spacing="normal" officeooo:rsid="00138b2e" fo:background-color="#ffff00" loext:char-shading-value="0" style:font-size-asian="20pt" style:font-name-complex="Calibri2" style:font-size-complex="20pt"/>
    </style:style>
    <style:style style:name="T20" style:family="text">
      <style:text-properties style:font-name="Calibri2" fo:font-size="20pt" fo:letter-spacing="normal" fo:font-style="italic" officeooo:rsid="0014ad4a" fo:background-color="#ffff00" loext:char-shading-value="0" style:font-size-asian="20pt" style:font-style-asian="italic" style:font-name-complex="Calibri2" style:font-size-complex="20pt" style:font-style-complex="italic"/>
    </style:style>
    <style:style style:name="T21" style:family="text">
      <style:text-properties style:font-name="Calibri2" fo:font-size="9pt" fo:letter-spacing="-0.002cm" style:font-size-asian="9pt" style:font-name-complex="Calibri2" style:font-size-complex="9pt"/>
    </style:style>
    <style:style style:name="T22" style:family="text">
      <style:text-properties style:font-name="Calibri2" fo:font-size="9pt" fo:letter-spacing="normal" style:font-size-asian="9pt" style:font-name-complex="Calibri2" style:font-size-complex="9pt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text-line-through-style="solid" style:text-line-through-type="double" style:font-name="Calibri2" fo:font-size="20pt" fo:letter-spacing="normal" style:font-size-asian="20pt" style:font-name-complex="Calibri2" style:font-size-complex="20pt"/>
    </style:style>
    <style:style style:name="T25" style:family="text">
      <style:text-properties style:text-line-through-style="solid" style:text-line-through-type="double" fo:font-size="20pt" fo:letter-spacing="normal" style:font-size-asian="20pt" style:font-size-complex="20pt"/>
    </style:style>
    <style:style style:name="T26" style:family="text">
      <style:text-properties style:text-underline-style="none"/>
    </style:style>
    <style:style style:name="T27" style:family="text">
      <style:text-properties fo:letter-spacing="-0.039cm" fo:font-weight="bold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30" style:family="text">
      <style:text-properties style:use-window-font-color="true" style:text-line-through-style="none" style:text-line-through-type="non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31" style:family="text">
      <style:text-properties style:use-window-font-color="true" style:text-line-through-style="solid" style:text-line-through-type="doubl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32" style:family="text">
      <style:text-properties style:use-window-font-color="true" fo:font-size="20pt" fo:letter-spacing="normal" style:font-size-asian="20pt" style:font-size-complex="20pt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style:text-line-through-style="none" style:text-line-through-type="none" style:font-name="Calibri2" fo:font-size="20pt" fo:letter-spacing="normal" style:font-size-asian="20pt" style:font-name-complex="Calibri2" style:font-size-complex="20pt"/>
    </style:style>
    <style:style style:name="T35" style:family="text">
      <style:text-properties style:text-line-through-style="none" style:text-line-through-type="none" style:font-name="Calibri2" fo:font-size="24pt" fo:letter-spacing="normal" fo:background-color="#c5000b" loext:char-shading-value="0" style:font-size-asian="24pt" style:font-name-complex="Calibri2" style:font-size-complex="24pt"/>
    </style:style>
    <style:style style:name="T36" style:family="text">
      <style:text-properties style:text-line-through-style="none" style:text-line-through-type="none" fo:font-size="16pt" fo:letter-spacing="normal" style:font-size-asian="16pt" style:font-name-complex="Calibri2" style:font-size-complex="16pt"/>
    </style:style>
    <style:style style:name="T37" style:family="text">
      <style:text-properties style:text-line-through-style="none" style:text-line-through-type="none" fo:font-size="20pt" fo:letter-spacing="normal" style:font-size-asian="20pt" style:font-size-complex="20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000000" style:font-name="Calibri2" fo:font-size="20pt" fo:letter-spacing="normal" style:font-size-asian="20pt" style:font-name-complex="Calibri2" style:font-size-complex="20pt"/>
    </style:style>
    <style:style style:name="T40" style:family="text">
      <style:text-properties fo:color="#ff0000"/>
    </style:style>
    <style:style style:name="T41" style:family="text">
      <style:text-properties fo:color="#ff0000" style:font-name="Calibri2" fo:font-size="20pt" fo:letter-spacing="normal" style:font-size-asian="20pt" style:font-name-complex="Calibri2" style:font-size-complex="20pt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color="#ff0000" fo:background-color="transparent" loext:char-shading-value="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Calibri3" fo:font-size="20pt" fo:letter-spacing="normal" fo:font-style="normal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46" style:family="text">
      <style:text-properties style:font-name="Calibri3" fo:font-size="20pt" fo:letter-spacing="normal" fo:language="fr" fo:country="FR" fo:font-style="normal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47" style:family="text">
      <style:text-properties style:font-name="Calibri3" fo:font-size="20pt" fo:letter-spacing="normal" fo:language="fr" fo:country="FR" fo:font-style="normal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48" style:family="text">
      <style:text-properties style:font-name="Calibri3" fo:letter-spacing="normal" fo:font-style="normal" fo:font-weight="normal" style:font-style-asian="normal" style:font-weight-asian="normal" style:font-name-complex="Calibri2" style:font-style-complex="normal" style:font-weight-complex="normal"/>
    </style:style>
    <style:style style:name="T49" style:family="text">
      <style:text-properties style:font-name="Calibri3" fo:letter-spacing="normal" fo:font-style="normal" style:font-style-asian="normal" style:font-name-complex="Calibri2" style:font-style-complex="normal"/>
    </style:style>
    <style:style style:name="T50" style:family="text">
      <style:text-properties style:font-name="Calibri3" fo:font-size="24pt" fo:letter-spacing="normal" fo:language="fr" fo:country="FR" fo:font-style="normal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officeooo:rsid="00138b2e" fo:background-color="#ffff00" loext:char-shading-value="0" style:font-name-complex="Calibri2"/>
    </style:style>
    <style:style style:name="T5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Ubuntu1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h" style:country-asian="CN" style:font-style-asian="normal" style:font-weight-asian="normal" style:font-name-complex="Ubuntu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45"><draw:frame draw:style-name="fr2" draw:name="Cadre4" text:anchor-type="paragraph" svg:x="19.978cm" svg:y="0.229cm" svg:width="25.307cm" draw:z-index="4"><draw:text-box fo:min-height="3.702cm"><text:p text:style-name="P36">Dossier n° : <text:span text:style-name="T26"><text:text-input text:description="">licence_helper.reference</text:text-input></text:span><text:span text:style-name="T26"> / </text:span><text:span text:style-name="T26"><text:text-input text:description="">tool.getCurrentFolderManagerInitials()</text:text-input></text:span></text:p><text:p text:style-name="P35"><text:s text:c="98"/>Annexe 26</text:p></draw:text-box></draw:frame><draw:frame draw:style-name="fr2" draw:name="Cadre3" text:anchor-type="paragraph" svg:x="0.579cm" svg:y="-0.019cm" svg:width="9.003cm" draw:z-index="3"><draw:text-box fo:min-height="10.816cm"><text:p text:style-name="P44"/><text:p text:style-name="P43"><office:annotation><dc:creator>Gauthier Bastien</dc:creator><dc:date>2011-01-13T14:56:41</dc:date><text:p text:style-name="P56"><text:span text:style-name="T54">do text</text:span></text:p><text:p text:style-name="P56"><text:span text:style-name="T54">from document(at=logo, format='odt')</text:span></text:p></office:annotation><text:span text:style-name="T51">Import depuis logo.odt</text:span></text:p><text:p text:style-name="P46">Commune de <text:span text:style-name="Police_20_par_20_défaut"><text:span text:style-name="T49"><text:text-input text:description="">tool.getCityName()</text:text-input></text:span></text:span><text:span text:style-name="Police_20_par_20_défaut"><text:span text:style-name="T2"> </text:span></text:span></text:p></draw:text-box></draw:frame><text:span text:style-name="T38"> <text:s text:c="3"/></text:span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5" draw:name="images1" text:anchor-type="paragraph" svg:x="21.484cm" svg:y="0.358cm" svg:width="6.137cm" svg:height="8.468cm" draw:z-index="2"><draw:image xlink:href="Pictures/2000000A000017F8000021145095C476B0817A6C.svm" xlink:type="simple" xlink:show="embed" xlink:actuate="onLoad"/></draw:frame><text:tab/><text:tab/><text:tab/><text:tab/><text:tab/><text:tab/><text:tab/><text:tab/><text:tab/><text:tab/><text:tab/><text:tab/></text:p>
      <text:p text:style-name="P1"/>
      <text:p text:style-name="Text_20_body"> </text:p>
      <text:p text:style-name="P11"/>
      <text:p text:style-name="Text_20_body"> </text:p>
      <text:p text:style-name="P7"> </text:p>
      <text:p text:style-name="P7"/>
      <text:p text:style-name="P7"> </text:p>
      <text:p text:style-name="P7"> </text:p>
      <text:p text:style-name="P3"/>
      <text:p text:style-name="P3"/>
      <text:p text:style-name="P3"/>
      <text:p text:style-name="P3"/>
      <text:p text:style-name="P5"><draw:frame draw:style-name="fr3" draw:name="Cadre1" text:anchor-type="char" svg:x="7.424cm" svg:width="32.704cm" draw:z-index="5"><draw:text-box fo:min-height="3.24cm"><text:p text:style-name="P13">URBANISME</text:p><text:p text:style-name="P14"><text:span text:style-name="T27">A</text:span><text:span text:style-name="T4">VIS D’ENQUETE PUBLIQUE</text:span></text:p></draw:text-box></draw:frame></text:p>
      <text:p text:style-name="P6"/>
      <text:p text:style-name="P4"> </text:p>
      <text:p text:style-name="P12"/>
      <text:p text:style-name="P4"> </text:p>
      <text:p text:style-name="P15"/>
      <text:p text:style-name="P4"> </text:p>
      <text:p text:style-name="P21"><text:span text:style-name="Police_20_par_20_défaut"><text:span text:style-name="T21"/></text:span></text:p>
      <text:p text:style-name="P8"><office:annotation><dc:creator>Auteur inconnu</dc:creator><dc:date>2017-05-16T10:02:36</dc:date><text:p text:style-name="P56"><text:span text:style-name="T53">do text if licence_helper.folderCategory.count('UFD')</text:span></text:p></office:annotation>Le collège communal fait savoir qu’en vertu du Code du Développement Territorial <text:span text:style-name="T23">- il est saisi  -</text:span> que le fonctionnaire délégué est saisi -que le Gouvernement est saisi - d’une demande de :</text:p>
      <text:p text:style-name="P9"><text:span text:style-name="Police_20_par_20_défaut"><text:span text:style-name="T29"><office:annotation><dc:creator>Auteur inconnu</dc:creator><dc:date>2017-05-16T10:02:36</dc:date><text:p text:style-name="P56"><text:span text:style-name="T53">do text if not licence_helper.folderCategory.count('UFD')</text:span></text:p></office:annotation></text:span></text:span><text:span text:style-name="Police_20_par_20_défaut"><text:span text:style-name="T29">Le collège communal fait savoir qu’en vertu du Code du Développement Territorial </text:span></text:span><text:span text:style-name="Police_20_par_20_défaut"><text:span text:style-name="T30">- il est saisi  </text:span></text:span><text:span text:style-name="Police_20_par_20_défaut"><text:span text:style-name="T31">- que le fonctionnaire délégué est saisi -que le Gouvernement est saisi -</text:span></text:span><text:span text:style-name="Police_20_par_20_défaut"><text:span text:style-name="T29"> d’une demande de :</text:span></text:span></text:p>
      <text:p text:style-name="P9"><text:span text:style-name="Police_20_par_20_défaut"><text:span text:style-name="T35"><office:annotation><dc:creator>Auteur inconnu</dc:creator><dc:date>2017-05-23T15:06:00</dc:date><text:p text:style-name="P56"><text:span text:style-name="T53">do text</text:span><text:span text:style-name="T61"> </text:span><text:span text:style-name="T53">if not licence_helper.folderCategory</text:span></text:p><text:p text:style-name="P56"><text:span text:style-name="T57"/></text:p></office:annotation></text:span></text:span><text:span text:style-name="Police_20_par_20_défaut"><text:span text:style-name="T35">PAS DE CATEGORIE DOSSIER REGION WALLONNE SELECTIONNEE</text:span></text:span></text:p>
      <text:list xml:id="list6201917183812578194" text:style-name="WWNum1">
        <text:list-header>
          <text:p text:style-name="P41"><office:annotation><dc:creator>Auteur inconnu</dc:creator><dc:date>2017-05-23T15:06:00</dc:date><text:p text:style-name="P56"><text:span text:style-name="T53">do text</text:span><text:span text:style-name="T61"> </text:span><text:span text:style-name="T53">if 'group' in licence_helper.folderCategoryTownship</text:span></text:p><text:p text:style-name="P56"><text:span text:style-name="T57"/></text:p></office:annotation><text:span text:style-name="T23">Permis d’urbanisme</text:span> – permis d’urbanisme de constructions groupées – <text:span text:style-name="T23">permis d’urbanisation – modification d’un permis d’urbanisation – certificat d’urbanisme n°2.</text:span></text:p>
          <text:p text:style-name="P41"><office:annotation><dc:creator>Auteur inconnu</dc:creator><dc:date>2017-05-23T15:06:00</dc:date><text:p text:style-name="P56"><text:span text:style-name="T53">do text</text:span><text:span text:style-name="T61"> </text:span><text:span text:style-name="T53">if not 'group' in licence_helper.folderCategoryTownship</text:span></text:p><text:p text:style-name="P56"><text:span text:style-name="T57"/></text:p></office:annotation>Permis d’urbanisme <text:span text:style-name="T23">– permis d’urbanisme de constructions groupées – permis d’urbanisation – modification d’un permis d’urbanisation – certificat d’urbanisme n°2.</text:span></text:p>
          <text:p text:style-name="P42"><text:span text:style-name="Police_20_par_20_défaut"><text:span text:style-name="T36"><office:annotation><dc:creator>Auteur inconnu</dc:creator><dc:date>2017-05-23T15:06:00</dc:date><text:p text:style-name="P56"><text:span text:style-name="T53">do text</text:span><text:span text:style-name="T61"> </text:span><text:span text:style-name="T53">if not licence_helper.folderCategoryTownship</text:span></text:p><text:p text:style-name="P56"><text:span text:style-name="T57"/></text:p></office:annotation></text:span></text:span><text:span text:style-name="Police_20_par_20_défaut"><text:span text:style-name="T36">PAS DE CATEGORIE DOSSIER COMMUNAL SELECTIONNEE</text:span></text:span></text:p>
        </text:list-header>
      </text:list>
      <text:p text:style-name="P27"/>
      <text:p text:style-name="P17"><text:span text:style-name="Police_20_par_20_défaut"><text:span text:style-name="T41">Le(s) demandeur(s) est (sont</text:span></text:span><text:span text:style-name="Police_20_par_20_défaut"><text:span text:style-name="T6">) </text:span></text:span><text:span text:style-name="Police_20_par_20_défaut"><text:span text:style-name="T10"><text:text-input text:description="Demandeurs">self.getApplicantsSignaletic(withaddress=True)</text:text-input></text:span></text:span></text:p>
      <text:p text:style-name="P28"/>
      <text:p text:style-name="P16"><text:span text:style-name="Police_20_par_20_défaut"><text:span text:style-name="T6">Le terrain concerné est situé à </text:span></text:span><text:span text:style-name="Police_20_par_20_défaut"><text:span text:style-name="T6"><text:text-input text:description="Situation des travaux">self.getWorkLocationSignaletic()</text:text-input></text:span></text:span><text:span text:style-name="Police_20_par_20_défaut"><text:span text:style-name="T6"> et est cadastré </text:span></text:span><text:span text:style-name="Police_20_par_20_défaut"><text:span text:style-name="T39"><text:text-input text:description="Parcelles">licence_view.get_parcels()</text:text-input></text:span></text:span></text:p>
      <text:p text:style-name="P16"><text:span text:style-name="Police_20_par_20_défaut"><text:span text:style-name="T6">Le projet consiste en </text:span></text:span><text:span text:style-name="Police_20_par_20_défaut"><text:span text:style-name="T6"><text:text-input text:description="Objet des travaux">licence_helper.licenceSubject</text:text-input></text:span></text:span><text:span text:style-name="Police_20_par_20_défaut"><text:span text:style-name="T6"> et présente les caractéristiques suivantes :</text:span></text:span></text:p>
      <text:list xml:id="list6035174536700045839" text:style-name="L1">
        <text:list-header>
          <text:p text:style-name="P47"/>
        </text:list-header>
      </text:list>
      <text:section text:style-name="Sect1" text:name="Section1">
        <text:p text:style-name="P34"><office:annotation><dc:creator>Unknown Author</dc:creator><dc:date>2016-04-21T15:24:04</dc:date><text:p text:style-name="P56"><text:span text:style-name="T60">do section for article in self.getValuesForTemplate('investigationArticles', <text:s/>subfield='description')</text:span></text:p></office:annotation> <office:annotation><dc:creator>Ngaha </dc:creator><dc:date>2017-06-02T14:51:23</dc:date><text:p text:style-name="P56"><text:span text:style-name="T59">do text</text:span></text:p><text:p text:style-name="P56"><text:span text:style-name="T59">from xhtml(article)</text:span></text:p></office:annotation></text:p>
      </text:section>
      <text:section text:style-name="Sect1" text:name="Section2">
        <text:p text:style-name="P34"/>
      </text:section>
      <text:p text:style-name="P39"><office:annotation><dc:creator>Christophe Delcourt</dc:creator><dc:date>2017-07-26T09:41:18</dc:date><text:p text:style-name="P56"><text:span text:style-name="T57">do text if licence_helper.derogation</text:span></text:p></office:annotation>La demande déroge <text:span text:style-name="T28"><text:text-input text:description="">licence_helper.derogation</text:text-input></text:span><text:span text:style-name="T28"> </text:span>pour<text:span text:style-name="T43"> le(s</text:span><text:span text:style-name="T40">) motif(s) suivant(s) : </text:span></text:p>
      <text:p text:style-name="P40"><text:span text:style-name="T28"><office:annotation><dc:creator>Christophe Delcourt</dc:creator><dc:date>2017-09-12T17:13:47</dc:date><text:p text:style-name="P56"><text:span text:style-name="T57">do text if licence_helper.derogation and licence_helper.derogationDetails</text:span></text:p></office:annotation></text:span><text:span text:style-name="T28"><text:text-input text:description="Demandeurs">licence_helper.derogationDetails</text:text-input></text:span></text:p>
      <text:p text:style-name="P38"><text:span text:style-name="Police_20_par_20_défaut"><text:span text:style-name="T3"><office:annotation><dc:creator>Christophe Delcourt</dc:creator><dc:date>2017-09-12T17:13:47</dc:date><text:p text:style-name="P56"><text:span text:style-name="T57">do text if licence_helper.derogation and not licence_helper.derogationDetails</text:span></text:p></office:annotation></text:span></text:span><text:span text:style-name="Police_20_par_20_défaut"><text:span text:style-name="T3">PAS D'INFO DEROGATION ENCODEE (Détail concernant les dérogations - Publicité)</text:span></text:span></text:p>
      <text:p text:style-name="P34"/>
      <text:section text:style-name="Sect1" text:name="Section3">
        <text:p text:style-name="P34"><office:annotation><dc:creator>Unknown Author</dc:creator><dc:date>2016-04-21T15:24:04</dc:date><text:p text:style-name="P56"><text:span text:style-name="T60">do section for article in self.getValuesForTemplate('announcementArticles', <text:s/>subfield='description')</text:span></text:p></office:annotation> <office:annotation><dc:creator>Ngaha </dc:creator><dc:date>2017-06-02T14:51:23</dc:date><text:p text:style-name="P56"><text:span text:style-name="T59">do text</text:span></text:p><text:p text:style-name="P56"><text:span text:style-name="T59">from xhtml(article)</text:span></text:p></office:annotation></text:p>
      </text:section>
      <text:section text:style-name="Sect1" text:name="Section4">
        <text:p text:style-name="P34"/>
      </text:section>
      <text:p text:style-name="P39"><text:span text:style-name="T44"><office:annotation><dc:creator>Christophe Delcourt</dc:creator><dc:date>2017-07-26T09:41:55</dc:date><text:p text:style-name="P56"><text:span text:style-name="T58">do text if licence_helper.divergence</text:span></text:p></office:annotation></text:span><text:span text:style-name="T44">La demande s’écarte du </text:span><text:span text:style-name="T33"><text:text-input text:description="">licence_helper.divergence</text:text-input></text:span><text:span text:style-name="T33"> </text:span><text:span text:style-name="T44">pour</text:span><text:span text:style-name="T42"> le(s) motif(s) suivant(s) :</text:span></text:p>
      <text:p text:style-name="P40"><text:span text:style-name="T28"><office:annotation><dc:creator>Christophe Delcourt</dc:creator><dc:date>2017-09-12T17:14:34</dc:date><text:p text:style-name="P56"><text:span text:style-name="T57">do text if licence_helper.divergence and licence_helper.divergenceDetails</text:span></text:p></office:annotation></text:span><text:span text:style-name="T28"><text:text-input text:description="Demandeurs">licence_helper.divergenceDetails</text:text-input></text:span></text:p>
      <text:p text:style-name="P37"><text:span text:style-name="Police_20_par_20_défaut"><text:span text:style-name="T1"><office:annotation><dc:creator>Christophe Delcourt</dc:creator><dc:date>2017-09-12T17:14:34</dc:date><text:p text:style-name="P56"><text:span text:style-name="T57">do text if licence_helper.divergence and not licence_helper.divergenceDetails</text:span></text:p></office:annotation></text:span></text:span><text:span text:style-name="Police_20_par_20_défaut"><text:span text:style-name="T1">PAS D'INFO ECART ENCODEE (Détail concernant sur l'écart - Publicité)</text:span></text:span></text:p>
      <text:p text:style-name="P24"><text:span text:style-name="Police_20_par_20_défaut"><text:span text:style-name="T32"/></text:span></text:p>
      <text:p text:style-name="P22"><text:span text:style-name="Police_20_par_20_défaut"><text:span text:style-name="T6"><office:annotation><dc:creator>Christophe Delcourt</dc:creator><dc:date>2017-07-06T11:57:52</dc:date><text:p text:style-name="P57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not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6">L’enquête publique est réalisée en vertu de l’article </text:span></text:span><text:span text:style-name="Police_20_par_20_défaut"><text:span text:style-name="T24">- D.IV.40 - R.IV.40-1. -</text:span></text:span><text:span text:style-name="Police_20_par_20_défaut"><text:span text:style-name="T6"> D.VIII.13 du Code du Développement Territorial.</text:span></text:span></text:p>
      <text:p text:style-name="P22"><text:span text:style-name="Police_20_par_20_défaut"><text:span text:style-name="T6"><office:annotation><dc:creator>Christophe Delcourt</dc:creator><dc:date>2017-07-06T12:50:38</dc:date><text:p text:style-name="P57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not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6">L’enquête publique est réalisée en vertu de l’article </text:span></text:span><text:span text:style-name="Police_20_par_20_défaut"><text:span text:style-name="T24">- D.IV.40 -</text:span></text:span><text:span text:style-name="Police_20_par_20_défaut"><text:span text:style-name="T34"> </text:span></text:span><text:span text:style-name="Police_20_par_20_défaut"><text:span text:style-name="T6">R.IV.40-1. </text:span></text:span><text:span text:style-name="Police_20_par_20_défaut"><text:span text:style-name="T24">- D.VIII.13 –</text:span></text:span><text:span text:style-name="Police_20_par_20_défaut"><text:span text:style-name="T6"> du Code du Développement Territorial.</text:span></text:span></text:p>
      <text:p text:style-name="P22"><text:span text:style-name="Police_20_par_20_défaut"><text:span text:style-name="T6"><office:annotation><dc:creator>Christophe Delcourt</dc:creator><dc:date>2017-07-06T12:51:23</dc:date><text:p text:style-name="P57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6">L’enquête publique est réalisée en vertu de l’article D.IV.40 </text:span></text:span><text:span text:style-name="Police_20_par_20_défaut"><text:span text:style-name="T24">- R.IV.40-1. - D.VIII.13 –</text:span></text:span><text:span text:style-name="Police_20_par_20_défaut"><text:span text:style-name="T6"> du Code du Développement Territorial.</text:span></text:span></text:p>
      <text:p text:style-name="P23"><text:span text:style-name="Police_20_par_20_défaut"><text:span text:style-name="T1"><office:annotation><dc:creator>Christophe Delcourt</dc:creator><dc:date>2017-07-06T12:52:16</dc:date><text:p text:style-name="P57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1">L’enquête publique est réalisée en vertu des articles </text:span></text:span><text:span text:style-name="Police_20_par_20_défaut"><text:span text:style-name="T25">- D.IV.40 </text:span></text:span><text:span text:style-name="Police_20_par_20_défaut"><text:span text:style-name="T37">- R.IV.40-1. -</text:span></text:span><text:span text:style-name="Police_20_par_20_défaut"><text:span text:style-name="T1"> D.VIII.13 du Code du Développement Territorial.</text:span></text:span></text:p>
      <text:p text:style-name="P23"><text:span text:style-name="Police_20_par_20_défaut"><text:span text:style-name="T1"><office:annotation><dc:creator>Christophe Delcourt</dc:creator><dc:date>2017-07-06T12:53:05</dc:date><text:p text:style-name="P57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1">L’enquête publique est réalisée en vertu des articles</text:span></text:span><text:span text:style-name="Police_20_par_20_défaut"><text:span text:style-name="T37"> - D.IV.40 </text:span></text:span><text:span text:style-name="Police_20_par_20_défaut"><text:span text:style-name="T25">- R.IV.40-1. -</text:span></text:span><text:span text:style-name="Police_20_par_20_défaut"><text:span text:style-name="T1"> D.VIII.13 du Code du Développement Territorial.</text:span></text:span></text:p>
      <text:p text:style-name="P23"><text:span text:style-name="Police_20_par_20_défaut"><text:span text:style-name="T1"><office:annotation><dc:creator>Christophe Delcourt</dc:creator><dc:date>2017-07-06T12:53:43</dc:date><text:p text:style-name="P57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1">L’enquête publique est réalisée en vertu des articles</text:span></text:span><text:span text:style-name="Police_20_par_20_défaut"><text:span text:style-name="T37"> - D.IV.40 - R.IV.40-1. </text:span></text:span><text:span text:style-name="Police_20_par_20_défaut"><text:span text:style-name="T25">- D.VIII.13</text:span></text:span><text:span text:style-name="Police_20_par_20_défaut"><text:span text:style-name="T1"> du Code du Développement Territorial.</text:span></text:span></text:p>
      <text:p text:style-name="P23"><text:span text:style-name="Police_20_par_20_défaut"><text:span text:style-name="T1"><office:annotation><dc:creator>Christophe Delcourt</dc:creator><dc:date>2017-07-06T12:54:34</dc:date><text:p text:style-name="P57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1">L’enquête publique est réalisée en vertu des articles</text:span></text:span><text:span text:style-name="Police_20_par_20_défaut"><text:span text:style-name="T37"> - D.IV.40 - R.IV.40-1. -</text:span></text:span><text:span text:style-name="Police_20_par_20_défaut"><text:span text:style-name="T1"> D.VIII.13 du Code du Développement Territorial.</text:span></text:span></text:p>
      <text:p text:style-name="P22"><text:span text:style-name="Police_20_par_20_défaut"><text:span text:style-name="T22"/></text:span></text:p>
      <text:list xml:id="list6704239908834486446" text:style-name="L2">
        <text:list-header>
          <text:p text:style-name="P48"><text:span text:style-name="Police_20_par_20_défaut"><text:span text:style-name="T9"/></text:span></text:p>
        </text:list-header>
      </text:list>
      <text:p text:style-name="P50"><text:span text:style-name="Police_20_par_20_défaut"><text:span text:style-name="T6">Le dossier peut être consulté durant la période d’enquête <text:s/>à l’adresse suivante : Hôtel de Ville de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12"> </text:span></text:span><text:span text:style-name="Police_20_par_20_défaut"><text:span text:style-name="T6"><text:s/>- Service Urbanisme - </text:span></text:span><text:span text:style-name="Police_20_par_20_défaut"><text:span text:style-name="T19">XXX</text:span></text:span><text:span text:style-name="Police_20_par_20_défaut"><text:span text:style-name="T6">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.</text:span></text:span></text:p>
      <text:list xml:id="list2564143666029890504" text:style-name="L3">
        <text:list-header>
          <text:p text:style-name="P53"><text:span text:style-name="Police_20_par_20_défaut"><text:span text:style-name="T6">- les jours ouvrables de 9 heures 00 à 12 heures 00 ainsi que les mercredis et les vendredis de 13 heures 45 à 15 heures 45 et les lundis de 17 heures 00 à 19 heures 00 </text:span></text:span><text:span text:style-name="Police_20_par_20_défaut"><text:span text:style-name="T20">à mettre à jour en fonction de la commune</text:span></text:span></text:p>
          <text:p text:style-name="P53"><text:span text:style-name="Police_20_par_20_défaut"><text:span text:style-name="T6">- le lundi </text:span></text:span><text:span text:style-name="Police_20_par_20_défaut"><text:span text:style-name="T11"><text:text-input text:description="">event_view.display_date('explanationStartSDate')</text:text-input></text:span></text:span><text:span text:style-name="Police_20_par_20_défaut"><text:span text:style-name="T11"> de 16 heures 00 à 20 heures 00.</text:span></text:span></text:p>
        </text:list-header>
      </text:list>
      <text:list xml:id="list302011386375208521" text:style-name="L4">
        <text:list-header>
          <text:p text:style-name="P49"/>
        </text:list-header>
      </text:list>
      <text:p text:style-name="P22"><text:span text:style-name="Police_20_par_20_défaut"><text:span text:style-name="T15">Lorsque la consultation a lieu un jour ouvrable après 16 heures</text:span></text:span><text:span text:style-name="Police_20_par_20_défaut"><text:span text:style-name="T10"> (le lundi </text:span></text:span><text:span text:style-name="Police_20_par_20_défaut"><text:span text:style-name="T11"><text:text-input text:description="">event_view.display_date('explanationStartSDate')</text:text-input></text:span></text:span><text:span text:style-name="Police_20_par_20_défaut"><text:span text:style-name="T11"> compris)</text:span></text:span><text:span text:style-name="Police_20_par_20_défaut"><text:span text:style-name="T6">, la personne souhaitant consulter le dossier doit prendre rendez-vous au plus tard 24 heures à l’avance auprès de M/Mme </text:span></text:span><text:span text:style-name="Police_20_par_20_défaut"><text:span text:style-name="T13"><text:text-input text:description="Signalétique des demandeurs">self.getFoldermanagers()[0].getName2()</text:text-input></text:span></text:span><text:span text:style-name="Police_20_par_20_défaut"><text:span text:style-name="T13"> </text:span></text:span><text:span text:style-name="Police_20_par_20_défaut"><text:span text:style-name="T13"><text:text-input text:description="Signalétique des demandeurs">self.getFoldermanagers()[0].getName1()</text:text-input></text:span></text:span><text:span text:style-name="Police_20_par_20_défaut"><text:span text:style-name="T13"> </text:span></text:span><text:span text:style-name="Police_20_par_20_défaut"><text:span text:style-name="T6">téléphone : </text:span></text:span><text:span text:style-name="Police_20_par_20_défaut"><text:span text:style-name="T13"><text:text-input text:description="Signalétique des demandeurs">self.getFoldermanagers()[0].getPhone()</text:text-input></text:span></text:span><text:span text:style-name="Police_20_par_20_défaut"><text:span text:style-name="T13"> - </text:span></text:span><text:span text:style-name="Police_20_par_20_défaut"><text:span text:style-name="T6">mail : </text:span></text:span><text:span text:style-name="Police_20_par_20_défaut"><text:span text:style-name="T13"><text:text-input text:description="Signalétique des demandeurs">self.getFoldermanagers()[0].getEmail()</text:text-input></text:span></text:span><text:span text:style-name="Police_20_par_20_défaut"><text:span text:style-name="T13">.</text:span></text:span></text:p>
      <text:p text:style-name="P20"/>
      <text:p text:style-name="P19"/>
      <text:p text:style-name="P22"><text:span text:style-name="Police_20_par_20_défaut"><text:span text:style-name="T10">L’enquête publique est ouverte le </text:span></text:span><text:span text:style-name="Police_20_par_20_défaut"><text:span text:style-name="T10"><text:text-input text:description="">event_view.display_date('investigationStart')</text:text-input></text:span></text:span><text:span text:style-name="Police_20_par_20_défaut"><text:span text:style-name="T10"> et est clôturée le </text:span></text:span><text:span text:style-name="Police_20_par_20_défaut"><text:span text:style-name="T10"><text:text-input text:description="">event_view.display_date('investigationEnd')</text:text-input></text:span></text:span><text:span text:style-name="Police_20_par_20_défaut"><text:span text:style-name="T10">.</text:span></text:span></text:p>
      <text:p text:style-name="P26"/>
      <text:p text:style-name="P22"><text:span text:style-name="Police_20_par_20_défaut"><text:span text:style-name="T10">Les réclamations et observations écrites sont à adresser au collège communal,</text:span></text:span></text:p>
      <text:p text:style-name="P52"><text:span text:style-name="Police_20_par_20_défaut"><text:span text:style-name="T6">- par courrier ordinaire à l’adresse suivante : Hôtel de Ville de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 - Monsieur le Bourgmestre - </text:span></text:span><text:span text:style-name="Police_20_par_20_défaut"><text:span text:style-name="T19">XXX</text:span></text:span><text:span text:style-name="Police_20_par_20_défaut"><text:span text:style-name="T6">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.</text:span></text:span></text:p>
      <text:p text:style-name="P22"><text:span text:style-name="Police_20_par_20_défaut"><text:span text:style-name="T6">- par courrier électronique à l’adresse suivante : service.urbanisme@</text:span></text:span><text:span text:style-name="Police_20_par_20_défaut"><text:span text:style-name="T17">commune</text:span></text:span><text:span text:style-name="Police_20_par_20_défaut"><text:span text:style-name="T6">.be.</text:span></text:span></text:p>
      <text:p text:style-name="P51"><text:span text:style-name="Police_20_par_20_défaut"><text:span text:style-name="T6">- remises à </text:span></text:span><text:span text:style-name="Police_20_par_20_défaut"><text:span text:style-name="T13">l'accueil du Service urbanisme durant les heures d'ouverture</text:span></text:span><text:span text:style-name="Police_20_par_20_défaut"><text:span text:style-name="T6"> à l'Hôtel de Ville de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 - </text:span></text:span><text:span text:style-name="Police_20_par_20_défaut"><text:span text:style-name="T19">XXX</text:span></text:span><text:span text:style-name="Police_20_par_20_défaut"><text:span text:style-name="T6">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.</text:span></text:span></text:p>
      <text:p text:style-name="P29"/>
      <text:p text:style-name="P22"><text:span text:style-name="Police_20_par_20_défaut"><text:span text:style-name="T6">L’enveloppe ou le courrier électronique portera la mention : </text:span></text:span><text:span text:style-name="Police_20_par_20_défaut"><text:span text:style-name="T14"><text:text-input text:description="">licence_helper.reference</text:text-input></text:span></text:span><text:span text:style-name="Police_20_par_20_défaut"><text:span text:style-name="T14"> / </text:span></text:span><text:soft-page-break/><text:span text:style-name="Police_20_par_20_défaut"><text:span text:style-name="T14"><text:text-input text:description="">tool.getCurrentFolderManagerInitials()</text:text-input></text:span></text:span><text:span text:style-name="Police_20_par_20_défaut"><text:span text:style-name="T14"> - Réclamation.</text:span></text:span></text:p>
      <text:p text:style-name="P30"/>
      <text:p text:style-name="P18"><text:span text:style-name="Police_20_par_20_défaut"><text:span text:style-name="T6">Les réclamations et observations orales peuvent être formulées pendant la même période sur rendez-vous auprès de M/Mme </text:span></text:span><text:span text:style-name="Police_20_par_20_défaut"><text:span text:style-name="T13"><text:text-input text:description="Signalétique des demandeurs">self.getFoldermanagers()[0].getName2()</text:text-input></text:span></text:span><text:span text:style-name="Police_20_par_20_défaut"><text:span text:style-name="T13"> </text:span></text:span><text:span text:style-name="Police_20_par_20_défaut"><text:span text:style-name="T13"><text:text-input text:description="Signalétique des demandeurs">self.getFoldermanagers()[0].getName1()</text:text-input></text:span></text:span><text:span text:style-name="Police_20_par_20_défaut"><text:span text:style-name="T6"> ou lors de la séance de clôture de l’enquête.</text:span></text:span></text:p>
      <text:p text:style-name="P28"/>
      <text:p text:style-name="P52"><text:span text:style-name="Police_20_par_20_défaut"><text:span text:style-name="T6">La séance de clôture de l’enquête publique aura lieu à l’adresse suivante : Hôtel de Ville de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 - </text:span></text:span><text:span text:style-name="Police_20_par_20_défaut"><text:span text:style-name="T19">XXX</text:span></text:span><text:span text:style-name="Police_20_par_20_défaut"><text:span text:style-name="T6"> </text:span></text:span><text:span text:style-name="Police_20_par_20_défaut"><text:span text:style-name="T47"><text:text-input text:description="">tool.getCityName()</text:text-input></text:span></text:span><text:span text:style-name="T5">: le </text:span><text:span text:style-name="Police_20_par_20_défaut"><text:span text:style-name="T10"><text:text-input text:description="">event_view.display_date('investigationEnd')</text:text-input></text:span></text:span><text:span text:style-name="Police_20_par_20_défaut"><text:span text:style-name="T10"> de </text:span></text:span><text:span text:style-name="Police_20_par_20_défaut"><text:span text:style-name="T10"><text:text-input text:description="">urbanEventObj.claimsDate.strftime("%H heures %M")
</text:text-input></text:span></text:span><text:span text:style-name="Police_20_par_20_défaut"><text:span text:style-name="T10"> à </text:span></text:span><text:span text:style-name="Police_20_par_20_défaut"><text:span text:style-name="T10"><text:text-input text:description="">urbanEventObj.claimEndSDate.strftime("%H heures %M")</text:text-input></text:span></text:span><text:span text:style-name="Police_20_par_20_défaut"><text:span text:style-name="T10">.</text:span></text:span></text:p>
      <text:p text:style-name="P29"/>
      <text:p text:style-name="P54"><text:span text:style-name="Police_20_par_20_défaut"><text:span text:style-name="T24">Le conseiller en aménagement du territoire et en urbanisme - le conseiller en environnement </text:span></text:span><text:span text:style-name="Police_20_par_20_défaut"><text:span text:style-name="T6">– la personne <text:s/>chargé(e) de <text:s/>donner des <text:s/>explications sur le projet est M/Mme </text:span></text:span><text:span text:style-name="Police_20_par_20_défaut"><text:span text:style-name="T13"><text:text-input text:description="Signalétique des demandeurs">self.getFoldermanagers()[0].getName2()</text:text-input></text:span></text:span><text:span text:style-name="Police_20_par_20_défaut"><text:span text:style-name="T13"> </text:span></text:span><text:span text:style-name="Police_20_par_20_défaut"><text:span text:style-name="T13"><text:text-input text:description="Signalétique des demandeurs">self.getFoldermanagers()[0].getName1()</text:text-input></text:span></text:span><text:span text:style-name="Police_20_par_20_défaut"><text:span text:style-name="T13"> </text:span></text:span><text:span text:style-name="Police_20_par_20_défaut"><text:span text:style-name="T6">dont le bureau se trouve à l'Hôtel de Ville de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 - </text:span></text:span><text:span text:style-name="Police_20_par_20_défaut"><text:span text:style-name="T19">XXX</text:span></text:span><text:span text:style-name="Police_20_par_20_défaut"><text:span text:style-name="T6"> </text:span></text:span><text:span text:style-name="Police_20_par_20_défaut"><text:span text:style-name="T47"><text:text-input text:description="">tool.getCityName()</text:text-input></text:span></text:span><text:span text:style-name="Police_20_par_20_défaut"><text:span text:style-name="T6">.</text:span></text:span></text:p>
      <text:p text:style-name="P31"/>
      <text:p text:style-name="P10"/>
      <text:p text:style-name="P25"><text:span text:style-name="Police_20_par_20_défaut"><text:span text:style-name="T6"/></text:span></text:p>
      <text:p text:style-name="P32"/>
      <text:p text:style-name="P33">Le directeur général,<text:tab/> <text:s text:c="59"/><text:tab/><text:tab/><text:tab/><text:tab/> <text:tab/><text:tab/><text:tab/><text:tab/><text:tab/>Le bourgmestre faisant fonction,</text:p>
      <text:p text:style-name="P33"><text:tab/><text:tab/><text:tab/><text:tab/> <text:s text:c="40"/><text:tab/><text:tab/><text:tab/><text:tab/><text:tab/><text:tab/><text:tab/> <text:tab/><text:tab/><text:tab/><text:tab/><text:tab/>Par délégation,<text:tab/></text:p>
      <text:p text:style-name="P33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55"><text:span text:style-name="Police_20_par_20_défaut"><text:span text:style-name="T52">XXX</text:span></text:span> <text:s text:c="82"/><text:tab/><text:tab/><text:tab/><text:tab/><text:tab/> <text:tab/><text:tab/><text:tab/><text:tab/><text:tab/><text:span text:style-name="Police_20_par_20_défaut"><text:span text:style-name="T52">XX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nsolas" svg:font-family="Consolas" style:font-adornments="Normal" style:font-family-generic="modern" style:font-pitch="fixed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Ubuntu3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                 A V I S     </dc:title>
    <meta:initial-creator>RGASPARD</meta:initial-creator>
    <meta:creation-date>2009-01-20T13:54:00</meta:creation-date>
    <dc:date>2017-11-23T14:34:23.643875333</dc:date>
    <meta:print-date>2008-09-03T13:50:00</meta:print-date>
    <meta:editing-cycles>83</meta:editing-cycles>
    <meta:editing-duration>PT2H22M39S</meta:editing-duration>
    <meta:document-statistic meta:table-count="0" meta:image-count="2" meta:object-count="0" meta:page-count="2" meta:paragraph-count="60" meta:word-count="744" meta:character-count="5613" meta:non-whitespace-character-count="4545"/>
    <meta:user-defined meta:name="Info 1"/>
    <meta:user-defined meta:name="Info 2"/>
    <meta:user-defined meta:name="Info 3"/>
    <meta:user-defined meta:name="Info 4"/>
  </office:meta>
</office:document-meta>
</file>